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385cm" fo:min-width="19.82cm"/>
      <style:paragraph-properties style:writing-mode="lr-tb"/>
    </style:style>
    <style:style style:name="gr2" style:family="graphic" style:parent-style-name="standard">
      <style:graphic-properties svg:stroke-color="#000000" draw:fill-color="#5eb91e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svg:stroke-color="#000000" draw:fill-color="#3465a4" draw:textarea-horizontal-align="justify" draw:textarea-vertical-align="middle" draw:auto-grow-height="false" fo:min-height="1.02cm" fo:min-width="2.04cm"/>
    </style:style>
    <style:style style:name="gr4" style:family="graphic" style:parent-style-name="Object_20_with_20_no_20_fill_20_and_20_no_20_line">
      <style:graphic-properties svg:stroke-color="#000000" draw:textarea-horizontal-align="center" draw:textarea-vertical-align="middle" draw:ole-draw-aspect="1" style:protect="size"/>
    </style:style>
    <style:style style:name="gr5" style:family="graphic" style:parent-style-name="standard">
      <style:graphic-properties svg:stroke-color="#000000" draw:fill-color="#a7074b" draw:textarea-horizontal-align="justify" draw:textarea-vertical-align="middle" draw:auto-grow-height="false" fo:min-height="1.02cm" fo:min-width="2.0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4.58cm"/>
      <style:paragraph-properties style:writing-mode="lr-tb"/>
    </style:style>
    <style:style style:name="gr7" style:family="graphic" style:parent-style-name="standard">
      <style:graphic-properties svg:stroke-color="#000000" draw:fill-color="#ffff38" draw:textarea-horizontal-align="justify" draw:textarea-vertical-align="middle" draw:auto-grow-height="false" fo:min-height="1.02cm" fo:min-width="2.04cm"/>
      <style:paragraph-properties style:writing-mode="lr-tb"/>
    </style:style>
    <style:style style:name="gr8" style:family="graphic" style:parent-style-name="standard">
      <style:graphic-properties svg:stroke-color="#000000" draw:fill-color="#ff860d" draw:textarea-horizontal-align="justify" draw:textarea-vertical-align="middle" draw:auto-grow-height="false" fo:min-height="1.02cm" fo:min-width="2.04cm"/>
    </style:style>
    <style:style style:name="gr9" style:family="graphic" style:parent-style-name="standard">
      <style:graphic-properties svg:stroke-color="#000000" draw:fill-color="#ed4c05" draw:textarea-horizontal-align="justify" draw:textarea-vertical-align="middle" draw:auto-grow-height="false" fo:min-height="1.02cm" fo:min-width="2.04cm"/>
    </style:style>
    <style:style style:name="gr1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000000" fo:min-height="1.02cm"/>
      <style:paragraph-properties style:writing-mode="lr-tb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8.993cm" fo:min-width="0cm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385cm" fo:min-width="2.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a7074b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38"/>
      <style:paragraph-properties fo:text-align="center"/>
    </style:style>
    <style:style style:name="P9" style:family="paragraph">
      <loext:graphic-properties draw:fill-color="#ff860d"/>
      <style:paragraph-properties fo:text-align="center"/>
    </style:style>
    <style:style style:name="P10" style:family="paragraph">
      <loext:graphic-properties draw:fill-color="#ed4c05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weight="bold"/>
    </style:style>
    <style:style style:name="P14" style:family="paragraph">
      <loext:graphic-properties draw:fill="none" draw:fill-color="#000000"/>
      <style:text-properties fo:font-size="20pt" fo:font-weight="bold" style:font-size-asian="20pt" style:font-size-complex="20pt"/>
    </style:style>
    <style:style style:name="P15" style:family="paragraph">
      <style:paragraph-properties fo:text-align="center"/>
      <style:text-properties fo:font-size="44pt" fo:font-weight="bold" style:font-size-asian="20pt" style:font-size-complex="20pt"/>
    </style:style>
    <style:style style:name="P16" style:family="paragraph">
      <style:paragraph-properties fo:text-align="center"/>
      <style:text-properties fo:font-size="14pt" style:font-size-asian="18pt" style:font-size-complex="18pt"/>
    </style:style>
    <style:style style:name="P17" style:family="paragraph">
      <loext:graphic-properties draw:fill-color="#000000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0.635cm" svg:x="4.81cm" svg:y="6.08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4.81cm" svg:y="10.525cm">
          <text:p text:style-name="P1">x_{i1}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1.27cm" svg:x="7.35cm" svg:y="6.71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999cm" svg:height="0.999cm" svg:x="12.579cm" svg:y="10.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5" draw:layer="layout" svg:width="1.087cm" svg:height="0.831cm" svg:x="5.445cm" svg:y="10.7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" draw:text-style-name="P6" draw:layer="layout" svg:width="2.54cm" svg:height="1.27cm" svg:x="9.89cm" svg:y="6.71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094cm" svg:height="0.831cm" svg:x="8.073cm" svg:y="6.9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" draw:layer="layout" svg:width="1.094cm" svg:height="0.831cm" svg:x="10.613cm" svg:y="6.98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6" draw:text-style-name="P7" draw:layer="layout" svg:width="5.08cm" svg:height="1.27cm" svg:x="12.43cm" svg:y="6.71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4cm" svg:height="1.27cm" svg:x="17.482cm" svg:y="6.7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1.27cm" svg:x="20.039cm" svg:y="6.71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1cm" svg:height="0.831cm" svg:x="17.897cm" svg:y="6.9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9" draw:text-style-name="P10" draw:layer="layout" svg:width="2.54cm" svg:height="1.27cm" svg:x="22.59cm" svg:y="6.71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03cm" svg:height="0.831cm" svg:x="20.458cm" svg:y="6.9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1" draw:layer="layout" svg:width="1.102cm" svg:height="0.831cm" svg:x="23.309cm" svg:y="6.98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" draw:text-style-name="P11" draw:layer="layout" svg:width="1.27cm" svg:height="1.27cm" svg:x="17.51cm" svg:y="12.43cm">
          <draw:text-box>
            <text:p text:style-name="P1">...</text:p>
          </draw:text-box>
        </draw:frame>
        <draw:line draw:style-name="gr11" draw:text-style-name="P12" draw:layer="layout" svg:x1="14.97cm" svg:y1="7.985cm" svg:x2="7.35cm" svg:y2="9.89cm">
          <text:p/>
        </draw:line>
        <draw:line draw:style-name="gr12" draw:text-style-name="P12" draw:layer="layout" svg:x1="14.97cm" svg:y1="7.985cm" svg:x2="13.7cm" svg:y2="9.89cm">
          <text:p/>
        </draw:line>
        <draw:line draw:style-name="gr13" draw:text-style-name="P12" draw:layer="layout" svg:x1="14.97cm" svg:y1="7.985cm" svg:x2="22.59cm" svg:y2="9.89cm">
          <text:p/>
        </draw:line>
        <draw:custom-shape draw:style-name="gr2" draw:text-style-name="P3" draw:layer="layout" svg:width="2.54cm" svg:height="1.27cm" svg:x="4.81cm" svg:y="6.71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087cm" svg:height="0.831cm" svg:x="5.537cm" svg:y="6.98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2" draw:text-style-name="P3" draw:layer="layout" svg:width="2.54cm" svg:height="1.27cm" svg:x="22.59cm" svg:y="10.52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087cm" svg:height="0.831cm" svg:x="23.42cm" svg:y="10.79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3" draw:text-style-name="P4" draw:layer="layout" svg:width="2.54cm" svg:height="1.27cm" svg:x="4.81cm" svg:y="14.33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094cm" svg:height="0.831cm" svg:x="5.445cm" svg:y="14.6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3" draw:text-style-name="P4" draw:layer="layout" svg:width="2.54cm" svg:height="1.27cm" svg:x="13.7cm" svg:y="10.52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094cm" svg:height="0.831cm" svg:x="14.335cm" svg:y="10.79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4" draw:text-style-name="P7" draw:layer="layout" svg:width="2.54cm" svg:height="1.27cm" svg:x="4.81cm" svg:y="13.0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54cm" svg:height="1.27cm" svg:x="11.16cm" svg:y="13.0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.54cm" svg:height="1.27cm" svg:x="20.05cm" svg:y="13.0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1.27cm" svg:x="20.05cm" svg:y="10.52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102cm" svg:height="0.831cm" svg:x="20.685cm" svg:y="10.7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9" draw:text-style-name="P10" draw:layer="layout" svg:width="2.54cm" svg:height="1.27cm" svg:x="4.81cm" svg:y="11.79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102cm" svg:height="0.831cm" svg:x="5.445cm" svg:y="12.0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5" draw:text-style-name="P6" draw:layer="layout" svg:width="2.54cm" svg:height="1.27cm" svg:x="7.35cm" svg:y="10.52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094cm" svg:height="0.831cm" svg:x="7.985cm" svg:y="10.7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7" draw:text-style-name="P8" draw:layer="layout" svg:width="2.54cm" svg:height="1.27cm" svg:x="7.35cm" svg:y="11.79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1cm" svg:height="0.831cm" svg:x="7.985cm" svg:y="12.0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8" draw:text-style-name="P9" draw:layer="layout" svg:width="2.54cm" svg:height="1.27cm" svg:x="7.35cm" svg:y="14.33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03cm" svg:height="0.831cm" svg:x="7.985cm" svg:y="14.60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4" draw:text-style-name="P7" draw:layer="layout" svg:width="2.54cm" svg:height="1.27cm" svg:x="7.35cm" svg:y="13.0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54cm" svg:height="1.27cm" svg:x="11.16cm" svg:y="10.52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102cm" svg:height="0.831cm" svg:x="11.795cm" svg:y="10.79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2" draw:text-style-name="P3" draw:layer="layout" svg:width="2.54cm" svg:height="1.27cm" svg:x="11.16cm" svg:y="14.33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087cm" svg:height="0.831cm" svg:x="11.795cm" svg:y="14.60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5" draw:text-style-name="P6" draw:layer="layout" svg:width="2.54cm" svg:height="1.27cm" svg:x="13.7cm" svg:y="11.79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094cm" svg:height="0.831cm" svg:x="14.335cm" svg:y="12.06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7" draw:text-style-name="P8" draw:layer="layout" svg:width="2.54cm" svg:height="1.27cm" svg:x="11.16cm" svg:y="11.79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1cm" svg:height="0.831cm" svg:x="11.795cm" svg:y="12.06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4" draw:text-style-name="P7" draw:layer="layout" svg:width="2.54cm" svg:height="1.27cm" svg:x="13.7cm" svg:y="13.0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1.27cm" svg:x="13.7cm" svg:y="14.33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03cm" svg:height="0.831cm" svg:x="14.335cm" svg:y="14.60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5" draw:text-style-name="P6" draw:layer="layout" svg:width="2.54cm" svg:height="1.27cm" svg:x="20.05cm" svg:y="14.33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094cm" svg:height="0.831cm" svg:x="20.685cm" svg:y="14.60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3" draw:text-style-name="P4" draw:layer="layout" svg:width="2.54cm" svg:height="1.27cm" svg:x="22.59cm" svg:y="11.79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094cm" svg:height="0.831cm" svg:x="23.42cm" svg:y="12.06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7" draw:text-style-name="P8" draw:layer="layout" svg:width="2.54cm" svg:height="1.27cm" svg:x="22.59cm" svg:y="14.33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1cm" svg:height="0.831cm" svg:x="23.42cm" svg:y="14.60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ustom-shape draw:style-name="gr14" draw:text-style-name="P7" draw:layer="layout" svg:width="2.54cm" svg:height="1.27cm" svg:x="22.59cm" svg:y="13.06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54cm" svg:height="1.27cm" svg:x="20.05cm" svg:y="11.79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703cm" svg:height="0.831cm" svg:x="20.685cm" svg:y="12.06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5" draw:text-style-name="P14" draw:layer="layout" svg:width="6.35cm" svg:height="1.27cm" svg:x="0.047cm" svg:y="0cm">
          <draw:text-box>
            <text:p text:style-name="P13"><text:span text:style-name="T1">Bootstrap</text:span></text:p>
          </draw:text-box>
        </draw:frame>
        <draw:custom-shape draw:style-name="gr16" draw:text-style-name="P12" draw:layer="layout" svg:width="1.27cm" svg:height="20.301cm" draw:transform="skewX (-0.00226892802759263) rotate (-1.57585778162568) translate (25.13cm 15.66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15" draw:layer="layout" svg:width="1.49cm" svg:height="0.831cm" svg:x="14.341cm" svg:y="16.77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18" draw:text-style-name="P17" draw:layer="layout" svg:width="2.54cm" svg:height="0.635cm" svg:x="11.16cm" svg:y="9.89cm">
          <text:p text:style-name="P16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13.7cm" svg:y="9.89cm">
          <text:p text:style-name="P16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11.16cm" svg:y="9.89cm">
          <text:p text:style-name="P16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13.7cm" svg:y="9.89cm">
          <text:p text:style-name="P16"><text:span text:style-name="T2">T</text:span><text:span text:style-name="T2">e</text:span><text:span text:style-name="T2">s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4.81cm" svg:y="9.89cm">
          <text:p text:style-name="P16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7.35cm" svg:y="9.89cm">
          <text:p text:style-name="P16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4.81cm" svg:y="9.89cm">
          <text:p text:style-name="P16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7.35cm" svg:y="9.89cm">
          <text:p text:style-name="P16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20.05cm" svg:y="9.89cm">
          <text:p text:style-name="P16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22.59cm" svg:y="9.89cm">
          <text:p text:style-name="P16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20.05cm" svg:y="9.89cm">
          <text:p text:style-name="P16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54cm" svg:height="0.635cm" svg:x="22.59cm" svg:y="9.89cm">
          <text:p text:style-name="P16"><text:span text:style-name="T2">Tes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5T09:59:29.472217278</meta:creation-date>
    <dc:date>2021-12-15T11:09:47.729941374</dc:date>
    <meta:editing-duration>PT12M1S</meta:editing-duration>
    <meta:editing-cycles>2</meta:editing-cycles>
    <meta:generator>LibreOffice/7.1.7.2$Linux_X86_64 LibreOffice_project/10$Build-2</meta:generator>
    <meta:document-statistic meta:object-count="7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sub>
      <mi>x</mi>
      <mrow>
        <mi>i</mi>
        <mi>,</mi>
        <mi>n</mi>
      </mrow>
    </msub>
    <annotation encoding="StarMath 5.0">x_{i,n}
</annotation>
  </semantics>
</math>
</file>

<file path=Object 11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12/content.xml><?xml version="1.0" encoding="utf-8"?>
<math xmlns="http://www.w3.org/1998/Math/MathML" display="block">
  <semantics>
    <msub>
      <mi>x</mi>
      <mrow>
        <mi>i</mi>
        <mi>,</mi>
        <mi>n</mi>
      </mrow>
    </msub>
    <annotation encoding="StarMath 5.0">x_{i,n}
</annotation>
  </semantics>
</math>
</file>

<file path=Object 13/content.xml><?xml version="1.0" encoding="utf-8"?>
<math xmlns="http://www.w3.org/1998/Math/MathML" display="block">
  <semantics>
    <msub>
      <mi>x</mi>
      <mrow>
        <mi>i</mi>
        <mi>,</mi>
        <mi>n</mi>
      </mrow>
    </msub>
    <annotation encoding="StarMath 5.0">x_{i,n}
</annotation>
  </semantics>
</math>
</file>

<file path=Object 14/content.xml><?xml version="1.0" encoding="utf-8"?>
<math xmlns="http://www.w3.org/1998/Math/MathML" display="block">
  <semantics>
    <msub>
      <mi>x</mi>
      <mrow>
        <mi>i</mi>
        <mi>,</mi>
        <mn>3</mn>
      </mrow>
    </msub>
    <annotation encoding="StarMath 5.0">x_{i,3}
</annotation>
  </semantics>
</math>
</file>

<file path=Object 15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2</mn>
        </mrow>
      </mrow>
    </msub>
    <annotation encoding="StarMath 5.0">x_{i,n-2}
</annotation>
  </semantics>
</math>
</file>

<file path=Object 16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1</mn>
        </mrow>
      </mrow>
    </msub>
    <annotation encoding="StarMath 5.0">x_{i,n-1}
</annotation>
  </semantics>
</math>
</file>

<file path=Object 17/content.xml><?xml version="1.0" encoding="utf-8"?>
<math xmlns="http://www.w3.org/1998/Math/MathML" display="block">
  <semantics>
    <msub>
      <mi>x</mi>
      <mrow>
        <mi>i</mi>
        <mi>,</mi>
        <mi>n</mi>
      </mrow>
    </msub>
    <annotation encoding="StarMath 5.0">x_{i,n}
</annotation>
  </semantics>
</math>
</file>

<file path=Object 18/content.xml><?xml version="1.0" encoding="utf-8"?>
<math xmlns="http://www.w3.org/1998/Math/MathML" display="block">
  <semantics>
    <msub>
      <mi>x</mi>
      <mrow>
        <mi>i</mi>
        <mi>,</mi>
        <mn>1</mn>
      </mrow>
    </msub>
    <annotation encoding="StarMath 5.0">x_{i,1}
</annotation>
  </semantics>
</math>
</file>

<file path=Object 19/content.xml><?xml version="1.0" encoding="utf-8"?>
<math xmlns="http://www.w3.org/1998/Math/MathML" display="block">
  <semantics>
    <msub>
      <mi>x</mi>
      <mrow>
        <mi>i</mi>
        <mi>,</mi>
        <mn>3</mn>
      </mrow>
    </msub>
    <annotation encoding="StarMath 5.0">x_{i,3}
</annotation>
  </semantics>
</math>
</file>

<file path=Object 2/content.xml><?xml version="1.0" encoding="utf-8"?>
<math xmlns="http://www.w3.org/1998/Math/MathML" display="block">
  <semantics>
    <msub>
      <mi>x</mi>
      <mrow>
        <mi>i</mi>
        <mi>,</mi>
        <mn>1</mn>
      </mrow>
    </msub>
    <annotation encoding="StarMath 5.0">x_{i,1}
</annotation>
  </semantics>
</math>
</file>

<file path=Object 20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2</mn>
        </mrow>
      </mrow>
    </msub>
    <annotation encoding="StarMath 5.0">x_{i,n-2}
</annotation>
  </semantics>
</math>
</file>

<file path=Object 21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1</mn>
        </mrow>
      </mrow>
    </msub>
    <annotation encoding="StarMath 5.0">x_{i,n-1}
</annotation>
  </semantics>
</math>
</file>

<file path=Object 22/content.xml><?xml version="1.0" encoding="utf-8"?>
<math xmlns="http://www.w3.org/1998/Math/MathML" display="block">
  <semantics>
    <msub>
      <mi>x</mi>
      <mrow>
        <mi>i</mi>
        <mi>,</mi>
        <mn>3</mn>
      </mrow>
    </msub>
    <annotation encoding="StarMath 5.0">x_{i,3}
</annotation>
  </semantics>
</math>
</file>

<file path=Object 23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24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2</mn>
        </mrow>
      </mrow>
    </msub>
    <annotation encoding="StarMath 5.0">x_{i,n-2}
</annotation>
  </semantics>
</math>
</file>

<file path=Object 25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1</mn>
        </mrow>
      </mrow>
    </msub>
    <annotation encoding="StarMath 5.0">x_{i,n-1}
</annotation>
  </semantics>
</math>
</file>

<file path=Object 27/content.xml><?xml version="1.0" encoding="utf-8"?>
<math xmlns="http://www.w3.org/1998/Math/MathML" display="block">
  <semantics>
    <msub>
      <mi>n</mi>
      <mi mathvariant="italic">boots</mi>
    </msub>
    <annotation encoding="StarMath 5.0">n_{boots}</annotation>
  </semantics>
</math>
</file>

<file path=Object 3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4/content.xml><?xml version="1.0" encoding="utf-8"?>
<math xmlns="http://www.w3.org/1998/Math/MathML" display="block">
  <semantics>
    <msub>
      <mi>x</mi>
      <mrow>
        <mi>i</mi>
        <mi>,</mi>
        <mn>3</mn>
      </mrow>
    </msub>
    <annotation encoding="StarMath 5.0">x_{i,3}
</annotation>
  </semantics>
</math>
</file>

<file path=Object 5/content.xml><?xml version="1.0" encoding="utf-8"?>
<math xmlns="http://www.w3.org/1998/Math/MathML" display="block">
  <semantics>
    <msub>
      <mi>x</mi>
      <mrow>
        <mi>i</mi>
        <mi>,</mi>
        <mn>1</mn>
      </mrow>
    </msub>
    <annotation encoding="StarMath 5.0">x_{i,1}
</annotation>
  </semantics>
</math>
</file>

<file path=Object 6/content.xml><?xml version="1.0" encoding="utf-8"?>
<math xmlns="http://www.w3.org/1998/Math/MathML" display="block">
  <semantics>
    <msub>
      <mi>x</mi>
      <mrow>
        <mi>i</mi>
        <mi>,</mi>
        <mn>1</mn>
      </mrow>
    </msub>
    <annotation encoding="StarMath 5.0">x_{i,1}
</annotation>
  </semantics>
</math>
</file>

<file path=Object 7/content.xml><?xml version="1.0" encoding="utf-8"?>
<math xmlns="http://www.w3.org/1998/Math/MathML" display="block">
  <semantics>
    <msub>
      <mi>x</mi>
      <mrow>
        <mi>i</mi>
        <mi>,</mi>
        <mn>2</mn>
      </mrow>
    </msub>
    <annotation encoding="StarMath 5.0">x_{i,2}
</annotation>
  </semantics>
</math>
</file>

<file path=Object 8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2</mn>
        </mrow>
      </mrow>
    </msub>
    <annotation encoding="StarMath 5.0">x_{i,n-2}
</annotation>
  </semantics>
</math>
</file>

<file path=Object 9/content.xml><?xml version="1.0" encoding="utf-8"?>
<math xmlns="http://www.w3.org/1998/Math/MathML" display="block">
  <semantics>
    <msub>
      <mi>x</mi>
      <mrow>
        <mi>i</mi>
        <mi>,</mi>
        <mrow>
          <mi>n</mi>
          <mo stretchy="false">−</mo>
          <mn>1</mn>
        </mrow>
      </mrow>
    </msub>
    <annotation encoding="StarMath 5.0">x_{i,n-1}
</annotation>
  </semantics>
</math>
</file>